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8cm" fo:min-width="0.127cm"/>
    </style:style>
    <style:style style:name="gr3" style:family="graphic" style:parent-style-name="objectwithoutfill">
      <style:graphic-properties svg:stroke-color="#000000" draw:fill="solid" draw:fill-color="#ffffff" draw:textarea-vertical-align="middle"/>
    </style:style>
    <style:style style:name="gr4" style:family="graphic" style:parent-style-name="standard">
      <style:graphic-properties draw:stroke="none" draw:fill-color="#808080" draw:textarea-horizontal-align="justify" draw:textarea-vertical-align="middle" draw:auto-grow-height="false" fo:min-height="0.034cm" fo:min-width="0cm" draw:shadow="visible" draw:shadow-offset-x="0.035cm" draw:shadow-offset-y="0.035cm" draw:shadow-opacity="50%" loext:shadow-blur="0.176cm"/>
    </style:style>
    <style:style style:name="gr5" style:family="graphic" style:parent-style-name="standard">
      <style:graphic-properties draw:stroke="none" draw:fill-color="#808080" draw:textarea-horizontal-align="justify" draw:textarea-vertical-align="middle" draw:auto-grow-height="false" fo:min-height="0.128cm" fo:min-width="0cm" draw:shadow="visible" draw:shadow-offset-x="0.035cm" draw:shadow-offset-y="0.035cm" draw:shadow-opacity="50%" loext:shadow-blur="0.176cm"/>
    </style:style>
    <style:style style:name="gr6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.046cm" draw:shadow="visible" draw:shadow-offset-x="0.035cm" draw:shadow-offset-y="0.035cm" draw:shadow-opacity="50%" loext:shadow-blur="0.176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6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0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0.6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0.604cm"/>
      <style:paragraph-properties style:writing-mode="lr-tb"/>
    </style:style>
    <style:style style:name="gr11" style:family="graphic" style:parent-style-name="objectwithoutfill">
      <style:graphic-properties draw:stroke="dash" draw:stroke-dash="Fine_20_Dashed"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style:paragraph-properties fo:text-align="start"/>
      <style:text-properties fo:font-weight="bold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1pt" fo:font-weight="bold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1.662cm" svg:y="6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885cm" svg:height="0.888cm" svg:x="2.693cm" svg:y="6.34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3" draw:text-style-name="P2" draw:layer="layout" svg:x1="3.137cm" svg:y1="7.235cm" svg:x2="3.137cm" svg:y2="8.532cm">
            <text:p/>
          </draw:line>
          <draw:line draw:style-name="gr3" draw:text-style-name="P2" draw:layer="layout" svg:x1="2.762cm" svg:y1="7.508cm" svg:x2="3.51cm" svg:y2="7.508cm">
            <text:p/>
          </draw:line>
          <draw:line draw:style-name="gr3" draw:text-style-name="P2" draw:layer="layout" svg:x1="3.102cm" svg:y1="8.532cm" svg:x2="2.762cm" svg:y2="9.01cm">
            <text:p/>
          </draw:line>
          <draw:line draw:style-name="gr3" draw:text-style-name="P2" draw:layer="layout" svg:x1="3.171cm" svg:y1="8.532cm" svg:x2="3.511cm" svg:y2="9.01cm">
            <text:p/>
          </draw:line>
        </draw:g>
        <draw:g>
          <draw:custom-shape draw:style-name="gr4" draw:text-style-name="P3" draw:layer="layout" svg:width="0.396cm" svg:height="0.4cm" svg:x="3.315cm" svg:y="7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3cm" svg:height="0.534cm" svg:x="3.048cm" svg:y="7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546cm" svg:height="0.104cm" draw:transform="skewX (-0.00959931088596877) rotate (0.875980751575954) translate (3.548cm 7.6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5" draw:layer="layout" svg:width="2.984cm" svg:height="0.859cm" svg:x="8.979cm" svg:y="6.79cm">
          <draw:text-box>
            <text:p text:style-name="P4"><text:span text:style-name="T1">Action image</text:span></text:p>
          </draw:text-box>
        </draw:frame>
        <draw:frame draw:style-name="gr8" draw:text-style-name="P5" draw:layer="layout" svg:width="2.984cm" svg:height="0.85cm" svg:x="8.979cm" svg:y="7.64cm">
          <draw:text-box>
            <text:p text:style-name="P4"><text:span text:style-name="T1">Object image</text:span></text:p>
          </draw:text-box>
        </draw:frame>
        <draw:frame draw:style-name="gr7" draw:text-style-name="P5" draw:layer="layout" svg:width="3.912cm" svg:height="0.859cm" svg:x="8.979cm" svg:y="8.481cm">
          <draw:text-box>
            <text:p text:style-name="P4"><text:span text:style-name="T1">Environment image</text:span></text:p>
          </draw:text-box>
        </draw:frame>
        <draw:frame draw:style-name="gr9" draw:text-style-name="P5" draw:layer="layout" svg:width="3.683cm" svg:height="0.855cm" svg:x="5.274cm" svg:y="6.788cm">
          <draw:text-box>
            <text:p text:style-name="P4"><text:span text:style-name="T1">Excitation</text:span></text:p>
          </draw:text-box>
        </draw:frame>
        <draw:frame draw:style-name="gr10" draw:text-style-name="P5" draw:layer="layout" svg:width="3.683cm" svg:height="0.854cm" svg:x="5.274cm" svg:y="7.63cm">
          <draw:text-box>
            <text:p text:style-name="P4"><text:span text:style-name="T1">Resonance</text:span></text:p>
          </draw:text-box>
        </draw:frame>
        <draw:frame draw:style-name="gr9" draw:text-style-name="P5" draw:layer="layout" svg:width="4.828cm" svg:height="0.855cm" svg:x="5.274cm" svg:y="8.472cm">
          <draw:text-box>
            <text:p text:style-name="P4"><text:span text:style-name="T1">Reverberation</text:span></text:p>
          </draw:text-box>
        </draw:frame>
        <draw:frame draw:style-name="gr7" draw:text-style-name="P7" draw:layer="layout" svg:width="2.984cm" svg:height="0.859cm" svg:x="8.979cm" svg:y="5.987cm">
          <draw:text-box>
            <text:p text:style-name="P6"><text:span text:style-name="T1">Cognition</text:span></text:p>
          </draw:text-box>
        </draw:frame>
        <draw:frame draw:style-name="gr9" draw:text-style-name="P7" draw:layer="layout" svg:width="3.683cm" svg:height="0.855cm" svg:x="5.274cm" svg:y="5.988cm">
          <draw:text-box>
            <text:p text:style-name="P6"><text:span text:style-name="T1">Physics</text:span></text:p>
          </draw:text-box>
        </draw:frame>
        <draw:line draw:style-name="gr11" draw:text-style-name="P1" draw:layer="layout" svg:x1="8.112cm" svg:y1="7.176cm" svg:x2="9.012cm" svg:y2="7.176cm">
          <text:p/>
        </draw:line>
        <draw:line draw:style-name="gr11" draw:text-style-name="P1" draw:layer="layout" svg:x1="8.112cm" svg:y1="7.976cm" svg:x2="9.012cm" svg:y2="7.976cm">
          <text:p/>
        </draw:line>
        <draw:line draw:style-name="gr11" draw:text-style-name="P1" draw:layer="layout" svg:x1="8.112cm" svg:y1="8.776cm" svg:x2="9.012cm" svg:y2="8.776cm">
          <text:p/>
        </draw:line>
        <draw:line draw:style-name="gr11" draw:text-style-name="P1" draw:layer="layout" svg:x1="4.083cm" svg:y1="8.446cm" svg:x2="5.436cm" svg:y2="8.776cm">
          <text:p/>
        </draw:line>
        <draw:line draw:style-name="gr11" draw:text-style-name="P1" draw:layer="layout" svg:x1="3.412cm" svg:y1="7.976cm" svg:x2="5.444cm" svg:y2="7.976cm">
          <text:p/>
        </draw:line>
        <draw:line draw:style-name="gr11" draw:text-style-name="P1" draw:layer="layout" svg:x1="3.286cm" svg:y1="7.508cm" svg:x2="5.48cm" svg:y2="7.17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0T21:29:38.729762721</dc:date>
    <meta:editing-duration>PT5H50M48S</meta:editing-duration>
    <meta:editing-cycles>42</meta:editing-cycles>
    <meta:generator>LibreOffice/7.1.5.2$Linux_X86_64 LibreOffice_project/10$Build-2</meta:generator>
    <dc:creator>Alexander Refsum Jensenius</dc:creator>
    <meta:document-statistic meta:object-count="25"/>
  </office:meta>
</office:document-meta>
</file>